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olume59" table:style-name="ta1">
        <table:shapes>
          <draw:frame draw:z-index="0" draw:style-name="gr1" draw:text-style-name="P1" svg:width="25.828cm" svg:height="16.84cm" svg:x="15.195cm" svg:y="1.541cm">
            <draw:object draw:notify-on-update-of-ranges="volume59.A1:volume59.A1 volume59.A2:volume59.A538 volume59.B1:volume59.B1 volume59.B2:volume59.B538 volume59.A1:volume59.A1 volume59.A2:volume59.A538 volume59.C1:volume59.C1 volume59.C2:volume59.C538 volume59.A1:volume59.A1 volume59.A2:volume59.A538 volume59.D1:volume59.D1 volume59.D2:volume59.D5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976cm" svg:height="14.157cm" svg:x="12.007cm" svg:y="241.689cm">
            <draw:object draw:notify-on-update-of-ranges="volume59.B1:volume59.B1 volume59.D2:volume59.D538 volume59.C1:volume59.C1 volume59.C2:volume59.C538 volume59.D2:volume59.D538 volume59.B1:volume59.B1 volume59.B2:volume59.B5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ge number</text:p>
          </table:table-cell>
          <table:table-cell office:value-type="string" calcext:value-type="string">
            <text:p><text:s/>number of genre</text:p>
          </table:table-cell>
          <table:table-cell office:value-type="string" calcext:value-type="string">
            <text:p><text:s/>number of species</text:p>
          </table:table-cell>
          <table:table-cell office:value-type="string" calcext:value-type="string">
            <text:p><text:s/>number of binom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  <table:database-ranges>
        <table:database-range table:name="__Anonymous_Sheet_DB__0" table:target-range-address="volume59.B1:volume59.D53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10T21:27:19.000891505</dc:date>
    <meta:editing-duration>PT7M6S</meta:editing-duration>
    <meta:editing-cycles>1</meta:editing-cycles>
    <meta:document-statistic meta:table-count="1" meta:cell-count="2152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829cm" svg:height="16.841cm" xlink:href=".." xlink:type="simple" chart:class="chart:scatter" chart:style-name="ch1">
        <chart:title svg:x="5.594cm" svg:y="0.472cm" chart:style-name="ch2">
          <text:p>number of mentions of species genre and binoms in functionn of the page</text:p>
        </chart:title>
        <chart:legend chart:legend-position="end" svg:x="21.548cm" svg:y="7.623cm" style:legend-expansion="high" chart:style-name="ch3"/>
        <chart:plot-area chart:style-name="ch4" table:cell-range-address="volume59.A1:volume59.D538" chart:data-source-has-labels="row" svg:x="0.516cm" svg:y="1.587cm" svg:width="20.516cm" svg:height="13.937cm">
          <chartooo:coordinate-region svg:x="1.137cm" svg:y="1.786cm" svg:width="19.615cm" svg:height="13.091cm"/>
          <chart:axis chart:dimension="x" chart:name="primary-x" chart:style-name="ch5">
            <chart:title svg:x="9.751cm" svg:y="15.86cm" chart:style-name="ch6">
              <text:p>page number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volume59.B2:volume59.B538" chart:label-cell-address="volume59.B1:volume59.B1" chart:class="chart:scatter">
            <chart:domain table:cell-range-address="volume59.A2:volume59.A538"/>
            <chart:data-point chart:repeated="537"/>
          </chart:series>
          <chart:series chart:style-name="ch9" chart:values-cell-range-address="volume59.C2:volume59.C538" chart:label-cell-address="volume59.C1:volume59.C1" chart:class="chart:scatter">
            <chart:data-point chart:repeated="537"/>
          </chart:series>
          <chart:series chart:style-name="ch10" chart:values-cell-range-address="volume59.D2:volume59.D538" chart:label-cell-address="volume59.D1:volume59.D1" chart:class="chart:scatter">
            <chart:data-point chart:repeated="5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number of genre</text:p>
                <draw:g>
                  <svg:desc>volume59.B1:volume59.B1</svg:desc>
                </draw:g>
              </table:table-cell>
              <table:table-cell office:value-type="string">
                <text:p> number of species</text:p>
                <draw:g>
                  <svg:desc>volume59.C1:volume59.C1</svg:desc>
                </draw:g>
              </table:table-cell>
              <table:table-cell office:value-type="string">
                <text:p> number of binoms</text:p>
                <draw:g>
                  <svg:desc>volume59.D1:volume59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volume59.A2:volume59.A538</svg:desc>
                </draw:g>
              </table:table-cell>
              <table:table-cell office:value-type="float" office:value="0">
                <text:p>0</text:p>
                <draw:g>
                  <svg:desc>volume59.B2:volume59.B538</svg:desc>
                </draw:g>
              </table:table-cell>
              <table:table-cell office:value-type="float" office:value="0">
                <text:p>0</text:p>
                <draw:g>
                  <svg:desc>volume59.C2:volume59.C538</svg:desc>
                </draw:g>
              </table:table-cell>
              <table:table-cell office:value-type="float" office:value="0">
                <text:p>0</text:p>
                <draw:g>
                  <svg:desc>volume59.D2:volume59.D5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977cm" svg:height="14.158cm" xlink:href=".." xlink:type="simple" chart:class="chart:scatter" chart:column-mapping="1 0" chart:style-name="ch1">
        <chart:title svg:x="3.581cm" svg:y="0.419cm" chart:style-name="ch2">
          <text:p>Number of mentions of genre and species in function of the number of binoms in the page</text:p>
        </chart:title>
        <chart:legend chart:legend-position="end" svg:x="20.696cm" svg:y="6.531cm" style:legend-expansion="high" chart:style-name="ch3"/>
        <chart:plot-area chart:style-name="ch4" table:cell-range-address="volume59.B1:volume59.C1 volume59.B2:volume59.D538" chart:data-source-has-labels="row" svg:x="0.499cm" svg:y="1.481cm" svg:width="19.698cm" svg:height="11.413cm">
          <chartooo:coordinate-region svg:x="0.935cm" svg:y="1.68cm" svg:width="19.075cm" svg:height="10.567cm"/>
          <chart:axis chart:dimension="x" chart:name="primary-x" chart:style-name="ch5">
            <chart:title svg:x="8.994cm" svg:y="13.177cm" chart:style-name="ch6">
              <text:p>number of binom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volume59.C2:volume59.C538" chart:label-cell-address="volume59.C1:volume59.C1" chart:class="chart:scatter">
            <chart:domain table:cell-range-address="volume59.D2:volume59.D538"/>
            <chart:data-point chart:repeated="537"/>
          </chart:series>
          <chart:series chart:style-name="ch9" chart:values-cell-range-address="volume59.B2:volume59.B538" chart:label-cell-address="volume59.B1:volume59.B1" chart:class="chart:scatter">
            <chart:data-point chart:repeated="53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 number of species</text:p>
                <draw:g>
                  <svg:desc>volume59.C1:volume59.C1</svg:desc>
                </draw:g>
              </table:table-cell>
              <table:table-cell office:value-type="string">
                <text:p> number of genre</text:p>
                <draw:g>
                  <svg:desc>volume59.B1:volume59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volume59.D2:volume59.D538</svg:desc>
                </draw:g>
              </table:table-cell>
              <table:table-cell office:value-type="float" office:value="0">
                <text:p>0</text:p>
                <draw:g>
                  <svg:desc>volume59.C2:volume59.C538</svg:desc>
                </draw:g>
              </table:table-cell>
              <table:table-cell office:value-type="float" office:value="0">
                <text:p>0</text:p>
                <draw:g>
                  <svg:desc>volume59.B2:volume59.B5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